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0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1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0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8 16.5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17.2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1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335.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06.25</text:p>
          </table:table-cell>
          <table:table-cell office:value-type="string" calcext:value-type="string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2025.10.30 15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5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434.53</text:p>
          </table:table-cell>
          <table:table-cell table:number-columns-repeated="12"/>
          <table:table-cell office:value-type="string" calcext:value-type="string">
            <text:p>2180.83</text:p>
          </table:table-cell>
        </table:table-row>
        <table:table-row table:style-name="ro1">
          <table:table-cell table:style-name="ce4" office:value-type="string" calcext:value-type="string">
            <text:p>2025.11.11 12.3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480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1 12.43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80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18 13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17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4 16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609.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09.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31.28736842105263</text:p>
          </table:table-cell>
          <table:table-cell office:value-type="string" calcext:value-type="string">
            <text:p>5944.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7 11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0.3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1.28 17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31.26642857142857</text:p>
          </table:table-cell>
          <table:table-cell office:value-type="string" calcext:value-type="string">
            <text:p>6565.95</text:p>
          </table:table-cell>
          <table:table-cell table:number-columns-repeated="13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0.28 16.49</text:p>
          </table:table-cell>
          <table:table-cell/>
          <table:table-cell office:value-type="string" calcext:value-type="string">
            <text:p>851.4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5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28 16.51</text:p>
          </table:table-cell>
          <table:table-cell/>
          <table:table-cell office:value-type="string" calcext:value-type="string">
            <text:p>85.14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5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60=</text:p>
          </table:table-cell>
          <table:table-cell office:value-type="string" calcext:value-type="string">
            <text:p>15.60517441860465</text:p>
          </table:table-cell>
          <table:table-cell office:value-type="string" calcext:value-type="string">
            <text:p>1342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30 15.27</text:p>
          </table:table-cell>
          <table:table-cell/>
          <table:table-cell office:value-type="string" calcext:value-type="string">
            <text:p>1022.5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022.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office:value-type="string" calcext:value-type="string">
            <text:p>15.4975875</text:p>
          </table:table-cell>
          <table:table-cell office:value-type="string" calcext:value-type="string">
            <text:p>12398.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" office:value-type="string" calcext:value-type="string">
            <text:p>2025.11.11 12.36</text:p>
          </table:table-cell>
          <table:table-cell/>
          <table:table-cell office:value-type="string" calcext:value-type="string">
            <text:p>1713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26381428571429</text:p>
          </table:table-cell>
          <table:table-cell office:value-type="string" calcext:value-type="string">
            <text:p>10684.67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office:value-type="string" calcext:value-type="string">
            <text:p>2025.12.02 12.00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56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20 14.12</text:p>
          </table:table-cell>
          <table:table-cell/>
          <table:table-cell office:value-type="string" calcext:value-type="string">
            <text:p>562.8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0.28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8.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89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0.8351111111111</text:p>
          </table:table-cell>
          <table:table-cell table:number-columns-repeated="2"/>
          <table:table-cell office:value-type="string" calcext:value-type="string">
            <text:p>27937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44</text:p>
          </table:table-cell>
          <table:table-cell table:number-columns-repeated="4"/>
          <table:table-cell office:value-type="string" calcext:value-type="string">
            <text:p>2025.10.29</text:p>
          </table:table-cell>
          <table:table-cell/>
          <table:table-cell office:value-type="string" calcext:value-type="string">
            <text:p>550.4</text:p>
          </table:table-cell>
          <table:table-cell table:number-columns-repeated="2"/>
          <table:table-cell office:value-type="string" calcext:value-type="string">
            <text:p>=2180.71</text:p>
          </table:table-cell>
          <table:table-cell table:number-columns-repeated="4"/>
          <table:table-cell office:value-type="string" calcext:value-type="string">
            <text:p>дивиденды3 2025 =2180.71 за 3</text:p>
          </table:table-cell>
        </table:table-row>
        <table:table-row table:style-name="ro1">
          <table:table-cell office:value-type="string" calcext:value-type="string">
            <text:p>2025.10.30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9.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10.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table:number-columns-repeated="3"/>
          <table:table-cell office:value-type="string" calcext:value-type="string">
            <text:p>28447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11 12.36</text:p>
          </table:table-cell>
          <table:table-cell/>
          <table:table-cell office:value-type="string" calcext:value-type="string">
            <text:p>520.1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519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1.24 16.57</text:p>
          </table:table-cell>
          <table:table-cell/>
          <table:table-cell office:value-type="string" calcext:value-type="string">
            <text:p>568.3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7.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1.8190909090909</text:p>
          </table:table-cell>
          <table:table-cell table:number-columns-repeated="2"/>
          <table:table-cell office:value-type="string" calcext:value-type="string">
            <text:p>27360.0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14"/>
          <table:table-cell office:value-type="string" calcext:value-type="string">
            <text:p>1644.42</text:p>
          </table:table-cell>
        </table:table-row>
        <table:table-row table:style-name="ro1">
          <table:table-cell office:value-type="string" calcext:value-type="string">
            <text:p>2025.12.03 12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4=?</text:p>
          </table:table-cell>
          <table:table-cell table:number-columns-repeated="1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23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.00.0000</text:date>, <text:time style:data-style-name="N2" text:time-value="22:37:09.69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12-03T22:41:55.893000000</dc:date>
    <meta:editing-duration>P2DT17H38M21S</meta:editing-duration>
    <meta:editing-cycles>1083</meta:editing-cycles>
    <meta:document-statistic meta:table-count="1" meta:cell-count="1211" meta:object-count="0"/>
  </office:meta>
</office:document-meta>
</file>